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>
      <style:paragraph-properties fo:padding="0.049cm" fo:border="0.06pt solid #d9d9e3"/>
    </style:style>
    <style:style style:name="T1" style:family="text">
      <style:text-properties officeooo:rsid="007b3e03"/>
    </style:style>
    <style:style style:name="T2" style:family="text">
      <style:text-properties loext:padding="0.049cm" loext:border="0.06pt solid #d9d9e3"/>
    </style:style>
    <style:style style:name="T3" style:family="text">
      <style:text-properties officeooo:rsid="0085681b"/>
    </style:style>
    <style:style style:name="T4" style:family="text">
      <style:text-properties officeooo:rsid="008e150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2">Pregunta 1:</text:span></text:span> ¿Qué es Samba y cuál es su función principal en una red?</text:p>
      <text:p text:style-name="P4"><text:span text:style-name="Strong_20_Emphasis"><text:span text:style-name="T2">Respuesta 1:</text:span></text:span> Samba es una implementación del protocolo SMB/CIFS que permite la interoperabilidad entre sistemas Linux/Unix y sistemas Windows. Su función principal es proporcionar servicios de compartición de archivos e impresoras en una red mixta.</text:p>
      <text:p text:style-name="P4"><text:span text:style-name="Strong_20_Emphasis"><text:span text:style-name="T2">Pregunta 2:</text:span></text:span> ¿Cuál es el propósito de configurar un servidor Samba en un sistema Linux?</text:p>
      <text:p text:style-name="P4"><text:span text:style-name="Strong_20_Emphasis"><text:span text:style-name="T2">Respuesta 2:</text:span></text:span> El propósito de configurar un servidor Samba en un sistema Linux es permitir a los usuarios de sistemas Windows y Linux compartir archivos e impresoras en una red, lo que facilita la colaboración y el acceso a recursos compartidos.</text:p>
      <text:p text:style-name="P4"><text:span text:style-name="Strong_20_Emphasis"><text:span text:style-name="T2">Pregunta 3:</text:span></text:span> ¿Qué es un recurso compartido en el contexto de Samba?</text:p>
      <text:p text:style-name="P4"><text:span text:style-name="Strong_20_Emphasis"><text:span text:style-name="T2">Respuesta 3:</text:span></text:span> Un recurso compartido en el contexto de Samba es un directorio o impresora que se hace accesible a través de la red para que los usuarios remotos puedan acceder a él.</text:p>
      <text:p text:style-name="P4"><text:span text:style-name="Strong_20_Emphasis"><text:span text:style-name="T2">Pregunta 4:</text:span></text:span> ¿Cómo se instala Samba en un sistema Linux?</text:p>
      <text:p text:style-name="P4"><text:span text:style-name="Strong_20_Emphasis"><text:span text:style-name="T2">Respuesta 4:</text:span></text:span> Samba se instala utilizando el gestor de paquetes de la distribución. Por ejemplo, en sistemas basados en Debian, se utiliza "apt-get", y en sistemas basados en Red Hat, se utiliza "yum" o "dnf".</text:p>
      <text:p text:style-name="P4"><text:span text:style-name="Strong_20_Emphasis"><text:span text:style-name="T2">Pregunta 5:</text:span></text:span> ¿Cuál es el archivo de configuración principal de Samba y dónde se encuentra?</text:p>
      <text:p text:style-name="P4"><text:span text:style-name="Strong_20_Emphasis"><text:span text:style-name="T2">Respuesta 5:</text:span></text:span> El archivo de configuración principal de Samba se llama "smb.conf" y suele encontrarse en el directorio "/etc/samba/".</text:p>
      <text:p text:style-name="P4"><text:span text:style-name="Strong_20_Emphasis"><text:span text:style-name="T2">Pregunta 6:</text:span></text:span> ¿Cómo se crea un nuevo recurso compartido en Samba?</text:p>
      <text:p text:style-name="P4"><text:span text:style-name="Strong_20_Emphasis"><text:span text:style-name="T2">Respuesta 6:</text:span></text:span> Un nuevo recurso compartido se crea editando el archivo "smb.conf" y agregando una sección de configuración para el recurso compartido deseado.</text:p>
      <text:p text:style-name="P4"><text:span text:style-name="Strong_20_Emphasis"><text:span text:style-name="T2">Pregunta 7:</text:span></text:span> ¿Cuál es la función de las directivas "security" y "encrypt passwords" en la configuración de Samba?</text:p>
      <text:p text:style-name="P4"><text:span text:style-name="Strong_20_Emphasis"><text:span text:style-name="T2">Respuesta 7:</text:span></text:span> La directiva "security" especifica el nivel de seguridad de autenticación a utilizar, mientras que "encrypt passwords" determina si las contraseñas se almacenan de forma cifrada.</text:p>
      <text:p text:style-name="P4"><text:span text:style-name="Strong_20_Emphasis"><text:span text:style-name="T2">Pregunta 8:</text:span></text:span> ¿Cómo se asignan permisos de acceso a un recurso compartido en Samba?</text:p>
      <text:p text:style-name="P4"><text:span text:style-name="Strong_20_Emphasis"><text:span text:style-name="T2">Respuesta 8:</text:span></text:span> Los permisos de acceso se asignan utilizando las directivas "valid users", "invalid users", "read list", "write list" y otras en la sección de configuración del recurso compartido en "smb.conf".</text:p>
      <text:p text:style-name="P4"><text:span text:style-name="Strong_20_Emphasis"><text:span text:style-name="T2">Pregunta 9:</text:span></text:span> ¿Qué es el protocolo SMB y cuáles son sus versiones más comunes?</text:p>
      <text:p text:style-name="P4"><text:soft-page-break/><text:span text:style-name="Strong_20_Emphasis"><text:span text:style-name="T2">Respuesta 9:</text:span></text:span> El protocolo SMB (Server Message Block) es un protocolo de red utilizado para compartir recursos en sistemas Windows. Las versiones más comunes son SMB1, SMB2, SMB2.1, SMB3 y SMB3.1.</text:p>
      <text:p text:style-name="P4"><text:span text:style-name="Strong_20_Emphasis"><text:span text:style-name="T2">Pregunta 10:</text:span></text:span> ¿Cómo se inicia o reinicia el servicio Samba en Linux?</text:p>
      <text:p text:style-name="P4"><text:span text:style-name="Strong_20_Emphasis"><text:span text:style-name="T2">Respuesta 10:</text:span></text:span> El servicio Samba se inicia o reinicia utilizando el comando "systemctl" en sistemas basados en systemd, o "service" en sistemas init.</text:p>
      <text:p text:style-name="P4"><text:span text:style-name="Strong_20_Emphasis"><text:span text:style-name="T2">Pregunta 11:</text:span></text:span> ¿Cuál es la función del comando "smbpasswd" en Samba?</text:p>
      <text:p text:style-name="P4"><text:span text:style-name="Strong_20_Emphasis"><text:span text:style-name="T2">Respuesta 11:</text:span></text:span> El comando "smbpasswd" se utiliza para cambiar la contraseña de un usuario en el contexto de Samba, que puede ser diferente de la contraseña de inicio de sesión del sistema.</text:p>
      <text:p text:style-name="P4"><text:span text:style-name="Strong_20_Emphasis"><text:span text:style-name="T2">Pregunta 12:</text:span></text:span> ¿Qué es un controlador de dominio en el contexto de Samba?</text:p>
      <text:p text:style-name="P4"><text:span text:style-name="Strong_20_Emphasis"><text:span text:style-name="T2">Respuesta 12:</text:span></text:span> Un controlador de dominio en el contexto de Samba es un servidor que gestiona la autenticación y la administración de usuarios y recursos en un dominio de red.</text:p>
      <text:p text:style-name="P4"><text:span text:style-name="Strong_20_Emphasis"><text:span text:style-name="T2">Pregunta 13:</text:span></text:span> ¿Cuál es la diferencia entre un servidor Samba independiente y un controlador de dominio Samba?</text:p>
      <text:p text:style-name="P4"><text:span text:style-name="Strong_20_Emphasis"><text:span text:style-name="T2">Respuesta 13:</text:span></text:span> Un servidor Samba independiente proporciona servicios de compartición de archivos e impresoras, mientras que un controlador de dominio Samba gestiona la autenticación y la administración de usuarios y recursos en un dominio de red.</text:p>
      <text:p text:style-name="P4"><text:span text:style-name="Strong_20_Emphasis"><text:span text:style-name="T2">Pregunta 14:</text:span></text:span> ¿Qué es el servicio "nmbd" en Samba y cuál es su función?</text:p>
      <text:p text:style-name="P4"><text:span text:style-name="Strong_20_Emphasis"><text:span text:style-name="T2">Respuesta 14:</text:span></text:span> El servicio "nmbd" (NetBIOS name server) en Samba proporciona resolución de nombres NetBIOS en la red.</text:p>
      <text:p text:style-name="P4"><text:span text:style-name="Strong_20_Emphasis"><text:span text:style-name="T2">Pregunta 15:</text:span></text:span> ¿Cuál es la función del comando "testparm" en Samba?</text:p>
      <text:p text:style-name="P4"><text:span text:style-name="Strong_20_Emphasis"><text:span text:style-name="T2">Respuesta 15:</text:span></text:span> El comando "testparm" se utiliza para verificar la sintaxis del archivo de configuración "smb.conf" y mostrar información sobre las opciones de configuración.</text:p>
      <text:p text:style-name="P4"><text:span text:style-name="Strong_20_Emphasis"><text:span text:style-name="T2">Pregunta 16:</text:span></text:span> ¿Qué es el protocolo NetBIOS y cómo se relaciona con Samba?</text:p>
      <text:p text:style-name="P4"><text:span text:style-name="Strong_20_Emphasis"><text:span text:style-name="T2">Respuesta 16:</text:span></text:span> NetBIOS es un protocolo de red utilizado para la resolución de nombres en sistemas Windows. Samba proporciona soporte para NetBIOS en entornos mixtos Windows-Linux.</text:p>
      <text:p text:style-name="P4"><text:span text:style-name="Strong_20_Emphasis"><text:span text:style-name="T2">Pregunta 17:</text:span></text:span> ¿Cuál es la importancia de configurar adecuadamente las directivas "workgroup" y "server string" en Samba?</text:p>
      <text:p text:style-name="P4"><text:span text:style-name="Strong_20_Emphasis"><text:span text:style-name="T2">Respuesta 17:</text:span></text:span> Las directivas "workgroup" y "server string" en Samba ayudan a identificar y describir el servidor Samba en la red, lo que facilita su ubicación y utilización por parte de los usuarios.</text:p>
      <text:p text:style-name="P4"><text:soft-page-break/><text:span text:style-name="Strong_20_Emphasis"><text:span text:style-name="T2">Pregunta 18:</text:span></text:span> ¿Cómo se puede acceder a los recursos compartidos de un servidor Samba desde un cliente Windows?</text:p>
      <text:p text:style-name="P4"><text:span text:style-name="Strong_20_Emphasis"><text:span text:style-name="T2">Respuesta 18:</text:span></text:span> Los recursos compartidos de un servidor Samba se pueden acceder desde un cliente Windows utilizando el explorador de archivos y proporcionando las credenciales adecuadas cuando se solicite.</text:p>
      <text:p text:style-name="P4"><text:span text:style-name="Strong_20_Emphasis"><text:span text:style-name="T2">Pregunta 19:</text:span></text:span> ¿Qué es el servicio de resolución de nombres "Winbind" en Samba y cuál es su función?</text:p>
      <text:p text:style-name="P4"><text:span text:style-name="Strong_20_Emphasis"><text:span text:style-name="T2">Respuesta 19:</text:span></text:span> El servicio "Winbind" en Samba se utiliza para integrar sistemas Linux en un dominio Windows y proporcionar autenticación y resolución de nombres.</text:p>
      <text:p text:style-name="P4"><text:span text:style-name="Strong_20_Emphasis"><text:span text:style-name="T2">Pregunta 20:</text:span></text:span> ¿Qué es el protocolo LDAP y cómo se relaciona con la autenticación en Samba?</text:p>
      <text:p text:style-name="P4"><text:span text:style-name="Strong_20_Emphasis"><text:span text:style-name="T2">Respuesta 20:</text:span></text:span> LDAP (Lightweight Directory Access Protocol) es un protocolo de acceso a directorios utilizado para almacenar información de usuarios y grupos. Samba puede utilizar LDAP para autenticar usuarios y gestionar la información de directorio en un entorno de dominio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8e150d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<text:span text:style-name="MT1">Compartición de archivos</text:span> </text:p>
        <text:p text:style-name="MP2">Configuración del servidor Samba </text:p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6T15:22:19.254465094</dc:date>
    <meta:editing-duration>PT8H10M48S</meta:editing-duration>
    <meta:editing-cycles>120</meta:editing-cycles>
    <meta:generator>LibreOffice/7.4.1.2$Linux_X86_64 LibreOffice_project/3c58a8f3a960df8bc8fd77b461821e42c061c5f0</meta:generator>
    <meta:document-statistic meta:table-count="0" meta:image-count="1" meta:object-count="0" meta:page-count="3" meta:paragraph-count="43" meta:word-count="881" meta:character-count="5504" meta:non-whitespace-character-count="4664"/>
  </office:meta>
</office:document-meta>
</file>